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fill-color="#e6e6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left" draw:textarea-vertical-align="top"/>
    </style:style>
    <style:style style:name="gr3" style:family="graphic" style:parent-style-name="standard">
      <style:graphic-properties draw:stroke="none" svg:stroke-color="#000000" draw:fill="none" draw:fill-color="#ffffff" fo:min-height="7.747cm"/>
    </style:style>
    <style:style style:name="gr4" style:family="graphic" style:parent-style-name="standard">
      <style:graphic-properties draw:fill-color="#ffff99" draw:fill-image-width="0cm" draw:fill-image-height="0cm" draw:textarea-vertical-align="middle"/>
    </style:style>
    <style:style style:name="gr5" style:family="graphic" style:parent-style-name="standard">
      <style:graphic-properties draw:fill-color="#ffff99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8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333333" draw:marker-start="Arrow" draw:marker-start-width="0.3cm" draw:textarea-vertical-align="middle"/>
    </style:style>
    <style:style style:name="gr9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 fo:padding-top="-0.55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051cm" svg:stroke-color="#333333" draw:marker-start-width="0.279cm" draw:marker-end-width="0.279cm" draw:fill-color="#ff3366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12.954cm" svg:height="10.795cm" svg:x="3.54cm" svg:y="3.667cm">
          <text:p/>
        </draw:rect>
        <draw:rect draw:style-name="gr2" draw:text-style-name="P1" draw:layer="layout" svg:width="5.334cm" svg:height="9.652cm" svg:x="4.048cm" svg:y="4.175cm">
          <text:p text:style-name="P1">Schema.xsd</text:p>
        </draw:rect>
        <draw:frame draw:style-name="gr3" draw:layer="layout" svg:width="4.826cm" svg:height="8.083cm" svg:x="4.31cm" svg:y="5.28cm">
          <draw:text-box>
            <text:p>Element</text:p>
            <text:p><text:s text:c="4"/>VehicleType</text:p>
            <text:p/>
            <text:p>Element</text:p>
            <text:p><text:s text:c="4"/>HotelType</text:p>
            <text:p/>
            <text:p>Element</text:p>
            <text:p><text:s text:c="4"/>Registration</text:p>
            <text:p/>
            <text:p>Element </text:p>
            <text:p><text:s text:c="4"/>Customer </text:p>
          </draw:text-box>
        </draw:frame>
        <draw:rect draw:style-name="gr4" draw:text-style-name="P1" draw:layer="layout" svg:width="4.318cm" svg:height="1.143cm" svg:x="10.525cm" svg:y="6.08cm">
          <text:p text:style-name="P1">REST API</text:p>
        </draw:rect>
        <draw:rect draw:style-name="gr5" draw:text-style-name="P1" draw:layer="layout" svg:width="4.318cm" svg:height="1.143cm" svg:x="10.652cm" svg:y="10.144cm">
          <text:p text:style-name="P1">Socket Data</text:p>
        </draw:rect>
        <draw:rect draw:style-name="gr4" draw:text-style-name="P1" draw:layer="layout" svg:width="5.207cm" svg:height="1.143cm" svg:x="10.655cm" svg:y="12.43cm">
          <text:p text:style-name="P1">Message Queue</text:p>
        </draw:rect>
        <draw:frame draw:style-name="gr6" draw:layer="layout" svg:width="5.08cm" svg:height="1.139cm" svg:x="10.652cm" svg:y="4.683cm">
          <draw:text-box>
            <text:p>Add MDN Tags</text:p>
          </draw:text-box>
        </draw:frame>
        <draw:line draw:style-name="gr7" draw:text-style-name="P1" draw:layer="layout" svg:x1="10.469cm" svg:y1="6.715cm" svg:x2="8.747cm" svg:y2="6.718cm">
          <text:p/>
        </draw:line>
        <draw:line draw:style-name="gr8" draw:text-style-name="P1" draw:layer="layout" svg:x1="8.747cm" svg:y1="8.747cm" svg:x2="10.398cm" svg:y2="6.715cm">
          <text:p/>
        </draw:line>
        <draw:line draw:style-name="gr8" draw:text-style-name="P1" draw:layer="layout" svg:x1="8.747cm" svg:y1="10.779cm" svg:x2="10.525cm" svg:y2="10.779cm">
          <text:p/>
        </draw:line>
        <draw:line draw:style-name="gr8" draw:text-style-name="P1" draw:layer="layout" svg:x1="8.493cm" svg:y1="12.938cm" svg:x2="10.525cm" svg:y2="12.938cm">
          <text:p/>
        </draw:line>
        <draw:ellipse draw:style-name="gr9" draw:text-style-name="P1" xml:id="id2" draw:id="id2" draw:layer="layout" svg:width="4.699cm" svg:height="3.683cm" svg:x="19.161cm" svg:y="7.186cm">
          <text:p text:style-name="P1">Node</text:p>
          <text:p text:style-name="P1">Builder</text:p>
        </draw:ellipse>
        <draw:connector draw:style-name="gr10" draw:text-style-name="P1" draw:layer="layout" svg:x1="16.494cm" svg:y1="9.064cm" svg:x2="19.161cm" svg:y2="9.027cm" draw:start-shape="id1" draw:end-shape="id2" draw:end-glue-point="3" svg:d="m16494 9064h1334v-37h1333">
          <text:p text:style-name="P1">Reads</text:p>
        </draw:connector>
        <draw:rect draw:style-name="gr9" draw:text-style-name="P1" xml:id="id3" draw:id="id3" draw:layer="layout" svg:width="7.366cm" svg:height="3.429cm" svg:x="17.764cm" svg:y="14.716cm">
          <text:p text:style-name="P1">Node.js</text:p>
          <text:p text:style-name="P1">Deployment</text:p>
        </draw:rect>
        <draw:connector draw:style-name="gr11" draw:text-style-name="P1" draw:layer="layout" svg:x1="21.51cm" svg:y1="10.869cm" svg:x2="21.447cm" svg:y2="14.716cm" draw:start-shape="id2" draw:start-glue-point="2" draw:end-shape="id3" draw:end-glue-point="0" svg:d="m21510 10869v1924h-63v1923">
          <text:p text:style-name="P1">Creates</text:p>
        </draw:connector>
        <draw:ellipse draw:style-name="gr12" draw:text-style-name="P1" xml:id="id4" draw:id="id4" draw:layer="layout" svg:width="1.016cm" svg:height="0.508cm" svg:x="18.526cm" svg:y="15.224cm">
          <text:p/>
        </draw:ellipse>
        <draw:ellipse draw:style-name="gr12" draw:text-style-name="P1" xml:id="id6" draw:id="id6" draw:layer="layout" svg:width="1.016cm" svg:height="0.508cm" svg:x="18.526cm" svg:y="16.367cm">
          <text:p/>
        </draw:ellipse>
        <draw:ellipse draw:style-name="gr12" draw:text-style-name="P1" xml:id="id7" draw:id="id7" draw:layer="layout" svg:width="1.016cm" svg:height="0.508cm" svg:x="20.558cm" svg:y="17.129cm">
          <text:p/>
        </draw:ellipse>
        <draw:frame draw:style-name="gr13" xml:id="id5" draw:id="id5" draw:layer="layout" svg:width="6.35cm" svg:height="2.536cm" svg:x="9.89cm" svg:y="16.621cm">
          <draw:text-box>
            <text:p>Well-defined interface points for hand-written code</text:p>
          </draw:text-box>
        </draw:frame>
        <draw:connector draw:style-name="gr7" draw:text-style-name="P1" draw:layer="layout" svg:x1="16.062cm" svg:y1="17.348cm" svg:x2="18.526cm" svg:y2="15.478cm" draw:end-shape="id4" draw:end-glue-point="3" svg:d="m16062 17348h969v-1870h1495">
          <text:p/>
        </draw:connector>
        <draw:connector draw:style-name="gr7" draw:text-style-name="P1" draw:layer="layout" svg:x1="16.24cm" svg:y1="17.889cm" svg:x2="18.526cm" svg:y2="16.621cm" draw:start-shape="id5" draw:start-glue-point="1" draw:end-shape="id6" draw:end-glue-point="3" svg:d="m16240 17889h1130v-1268h1156">
          <text:p/>
        </draw:connector>
        <draw:connector draw:style-name="gr7" draw:text-style-name="P1" draw:layer="layout" svg:x1="16.24cm" svg:y1="17.889cm" svg:x2="20.558cm" svg:y2="17.383cm" draw:start-shape="id5" draw:end-shape="id7" draw:end-glue-point="3" svg:d="m16240 17889h2146v-506h21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4T17:04:54.53</meta:creation-date>
    <dc:date>2013-08-24T17:22:05.47</dc:date>
    <meta:editing-duration>PT2M</meta:editing-duration>
    <meta:editing-cycles>1</meta:editing-cycles>
    <meta:document-statistic meta:object-count="22"/>
    <meta:generator>OpenOffice.org/3.4.1$Win32 OpenOffice.org_project/341m1$Build-9593</meta:generator>
  </office:meta>
</office:document-meta>
</file>